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2" style:family="paragraph" style:parent-style-name="Table_20_Contents"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10">Cliente: <text:span text:style-name="T2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10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0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1"><text:span text:style-name="T3"/></text:p>
          </table:table-cell>
          <table:covered-table-cell/>
          <table:table-cell table:style-name="Tabella1.A1" table:number-columns-spanned="2" office:value-type="string">
            <text:p text:style-name="P11"><text:span text:style-name="T2">Pacchetti prepagati: </text:span><text:span text:style-name="T3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office:value-type="string">
            <text:p text:style-name="P12">Prestazione<text:span text:style-name="T2"><text:placeholder text:placeholder-type="text">&lt;for each="pl in o.pricelist_ids"&gt;</text:placeholder></text:span></text:p>
          </table:table-cell>
          <table:table-cell table:style-name="Tabella1.A1" table:number-columns-spanned="2" office:value-type="string">
            <text:p text:style-name="P13">Prezzo <text:span text:style-name="T3"><text:placeholder text:placeholder-type="text">&lt;pl.pricelist&gt;</text:placeholder></text:span></text:p>
          </table:table-cell>
          <table:covered-table-cell/>
          <table:table-cell table:style-name="Tabella1.A1" office:value-type="string">
            <text:p text:style-name="P13">Note<text:span text:style-name="T3"><text:placeholder text:placeholder-type="text">&lt;pl.note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13"><text:span text:style-name="T3"><text:placeholder text:placeholder-type="text">&lt;pl.product_id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2" office:value-type="string">
            <text:p text:style-name="P11"/>
          </table:table-cell>
          <table:covered-table-cell/>
          <table:table-cell table:style-name="Tabella1.A1" office:value-type="string">
            <text:p text:style-name="P11"/>
          </table:table-cell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31:17.784481257</dc:date>
    <meta:editing-duration>PT5H56M13S</meta:editing-duration>
    <meta:editing-cycles>90</meta:editing-cycles>
    <meta:document-statistic meta:table-count="1" meta:image-count="0" meta:object-count="0" meta:page-count="2" meta:paragraph-count="12" meta:word-count="29" meta:character-count="304" meta:non-whitespace-character-count="287"/>
  </office:meta>
</office:document-meta>
</file>